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21C000000945DA6AFA993B841CF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SimSun" svg:font-family="SimSun, 宋体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PMingLiU" svg:font-family="PMingLiU, 新細明體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Footer">
      <style:text-properties fo:font-size="10pt" style:font-size-asian="10pt" style:font-size-complex="10pt"/>
    </style:style>
    <style:style style:name="P4" style:family="paragraph" style:parent-style-name="Header">
      <style:text-properties style:font-name="Arial" fo:font-size="12pt" fo:font-weight="bold" style:font-size-asian="12pt" style:font-weight-asian="bold" style:font-name-complex="Arial" style:font-size-complex="12pt"/>
    </style:style>
    <style:style style:name="P5" style:family="paragraph" style:parent-style-name="Header">
      <style:text-properties style:font-name="Arial" fo:font-size="12pt" style:font-size-asian="12pt" style:font-name-complex="Arial" style:font-size-complex="12pt"/>
    </style:style>
    <style:style style:name="P6" style:family="paragraph" style:parent-style-name="Header">
      <style:paragraph-properties>
        <style:tab-stops>
          <style:tab-stop style:position="11.007cm"/>
        </style:tab-stops>
      </style:paragraph-properties>
    </style:style>
    <style:style style:name="P7" style:family="paragraph" style:parent-style-name="Header">
      <style:paragraph-properties fo:margin-top="0cm" fo:margin-bottom="0.011cm" loext:contextual-spacing="false" fo:text-align="center" style:justify-single-word="false"/>
    </style:style>
    <style:style style:name="P8" style:family="paragraph" style:parent-style-name="Header">
      <style:paragraph-properties fo:margin-top="0cm" fo:margin-bottom="0.011cm" loext:contextual-spacing="false"/>
      <style:text-properties fo:font-size="8pt" style:font-size-asian="8pt" style:font-name-complex="Calibri" style:font-size-complex="8pt"/>
    </style:style>
    <style:style style:name="P9" style:family="paragraph" style:parent-style-name="Header">
      <style:paragraph-properties fo:margin-top="0cm" fo:margin-bottom="0.011cm" loext:contextual-spacing="false" fo:text-align="center" style:justify-single-word="false"/>
      <style:text-properties fo:font-size="8pt" style:font-size-asian="8pt" style:font-name-complex="Calibri" style:font-size-complex="8pt"/>
    </style:style>
    <style:style style:name="P10" style:family="paragraph" style:parent-style-name="Header" style:master-page-name="Standard">
      <style:paragraph-properties fo:text-align="center" style:justify-single-word="false" style:page-number="auto"/>
      <style:text-properties style:font-name="Arial" fo:font-size="14pt" fo:font-weight="bold" style:font-size-asian="14pt" style:font-weight-asian="bold" style:font-name-complex="Arial" style:font-size-complex="14pt"/>
    </style:style>
    <style:style style:name="P11" style:family="paragraph" style:parent-style-name="Standard">
      <style:paragraph-properties fo:margin-top="0cm" fo:margin-bottom="0.011cm" loext:contextual-spacing="false"/>
      <style:text-properties fo:font-size="8pt" style:font-size-asian="8pt" style:font-name-complex="Calibri" style:font-size-complex="8pt"/>
    </style:style>
    <style:style style:name="T1" style:family="text">
      <style:text-properties fo:font-weight="bold" style:font-weight-asian="bold"/>
    </style:style>
    <style:style style:name="T2" style:family="text">
      <style:text-properties style:font-name="Arial" fo:font-size="14pt" fo:font-weight="bold" style:font-size-asian="14pt" style:font-weight-asian="bold" style:font-name-complex="Arial" style:font-size-complex="14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font-weight="bold" style:font-size-asian="12pt" style:font-weight-asian="bold" style:font-name-complex="Arial" style:font-size-complex="12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10pt" officeooo:rsid="00158654" style:font-size-asian="10pt" style:font-size-complex="10pt"/>
    </style:style>
    <style:style style:name="T7" style:family="text">
      <style:text-properties fo:font-size="8pt" style:font-size-asian="8pt" style:font-name-complex="Calibri" style:font-size-complex="8pt"/>
    </style:style>
    <style:style style:name="T8" style:family="text">
      <style:text-properties fo:font-size="8pt" style:font-name-asian="Calibri" style:font-size-asian="8pt" style:font-name-complex="Calibri" style:font-size-complex="8pt"/>
    </style:style>
    <style:style style:name="T9" style:family="text">
      <style:text-properties fo:font-size="8pt" style:font-name-asian="PMingLiU" style:font-size-asian="8pt" style:language-asian="zh" style:country-asian="TW" style:font-name-complex="Calibri" style:font-size-complex="8pt"/>
    </style:style>
    <style:style style:name="T10" style:family="text">
      <style:text-properties style:font-name-asian="PMingLiU" style:language-asian="zh" style:country-asian="TW"/>
    </style:style>
    <style:style style:name="T11" style:family="text">
      <style:text-properties fo:language="none" fo:country="none" style:font-name-asian="Calibri" style:language-asian="none" style:country-asian="none" style:font-name-complex="Calibri"/>
    </style:style>
    <style:style style:name="T12" style:family="text">
      <style:text-properties officeooo:rsid="00158654"/>
    </style:style>
    <style:style style:name="T13" style:family="text">
      <style:text-properties style:use-window-font-color="true" style:font-name="Calibri" fo:font-size="10pt" fo:language="en" fo:country="PH" officeooo:rsid="00158654" style:font-name-asian="MS Mincho" style:font-size-asian="10pt" style:font-name-complex="Times New Roman" style:font-size-complex="10pt" style:language-complex="ar" style:country-complex="SA"/>
    </style:style>
    <style:style style:name="fr1" style:family="graphic" style:parent-style-name="Frame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draw:fill="solid" draw:fill-color="#ffffff" fo:padding-left="0.256cm" fo:padding-right="0.256cm" fo:padding-top="0.129cm" fo:padding-bottom="0.129cm" fo:border="none"/>
    </style:style>
    <style:style style:name="fr2" style:family="graphic" style:parent-style-name="Graphics">
      <style:graphic-properties fo:margin-left="0.319cm" fo:margin-right="0.319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USBONG Education Training Course Guide</text:p>
      <text:p text:style-name="P4"/>
      <text:p text:style-name="Header"><text:span text:style-name="T4">Introduction to Computer Programming with Python</text:span></text:p>
      <text:p text:style-name="Header"><text:span text:style-name="T3">Course Number: Usbong486Py</text:span></text:p>
      <text:p text:style-name="Header"><text:span text:style-name="T3">Period: 5 Days; 1 Hour per Day</text:span></text:p>
      <text:p text:style-name="P5">Form: Lecture + Practice</text:p>
      <text:p text:style-name="P5"/>
      <text:p text:style-name="P4">Course Description:</text:p>
      <text:p text:style-name="Header"><text:span text:style-name="T3">In this training course, we learn to write instructions for the computer to execute. We note that computers can only execute instructions that are in a language that they understand. In this case, we learn to use the Python computer language as a stepping stone to computer programming on machines whose operating system may not necessarily be Microsoft Windows.</text:span></text:p>
      <text:p text:style-name="P5"/>
      <text:p text:style-name="Header"><text:span text:style-name="T4">Target Participants:</text:span></text:p>
      <text:p text:style-name="P5">Medical Secretaries</text:p>
      <text:p text:style-name="P5">Health Workers</text:p>
      <text:p text:style-name="P5"/>
      <text:p text:style-name="P4">Prerequisites:</text:p>
      <text:p text:style-name="Header"><text:span text:style-name="T3">Knowledge of Computer Navigation</text:span></text:p>
      <text:p text:style-name="P5"/>
      <text:p text:style-name="P4">Course Content:</text:p>
      <text:p text:style-name="Header"><text:span text:style-name="T3">Python Tutorial: Select Chapters</text:span></text:p>
      <text:p text:style-name="Header"><text:span text:style-name="T3">Core Concepts: </text:span></text:p>
      <text:p text:style-name="P5">1) Input and Output</text:p>
      <text:p text:style-name="Header"><text:span text:style-name="T3">2) Containers: Variables</text:span></text:p>
      <text:p text:style-name="Header"><text:span text:style-name="T3">3) Conditions and Branching</text:span></text:p>
      <text:p text:style-name="Header"><text:span text:style-name="T3">4) Loops</text:span></text:p>
      <text:p text:style-name="Header"><text:span text:style-name="T3">5) Graphics and Shapes</text:span></text:p>
      <text:p text:style-name="Header"><text:span text:style-name="T3">6) Subroutines/Modules</text:span></text:p>
      <text:p text:style-name="Header"><text:span text:style-name="T3">7) Containers: Arrays/Lists</text:span></text:p>
      <text:p text:style-name="Header"><text:span text:style-name="T3">8) Events and Interactivity</text:span></text:p>
      <text:p text:style-name="P5"/>
      <text:p text:style-name="Header"><text:span text:style-name="T4">Technology:</text:span></text:p>
      <text:p text:style-name="Header"><text:span text:style-name="T3">Python Computer Language</text:span></text:p>
      <text:p text:style-name="P5"/>
      <text:p text:style-name="P4">After completing this training course, the participant can do the following:</text:p>
      <text:p text:style-name="Header"><text:span text:style-name="T3">Computer Programming using the course content’s core concepts</text:span></text:p>
      <text:p text:style-name="P5"/>
      <text:p text:style-name="P4">Reference:</text:p>
      <text:p text:style-name="Header"><text:span text:style-name="T3">1) Rossum, Guido, et al. (2020). “Python Tutorial Release 3.8.3”. </text:span><text:a xlink:type="simple" xlink:href="https://docs.python.org/3/download.html" text:style-name="Internet_20_link" text:visited-style-name="Visited_20_Internet_20_Link"><text:span text:style-name="Internet_20_link"><text:span text:style-name="T3">https://docs.python.org/3/download.html</text:span></text:span></text:a><text:span text:style-name="T3">; last accessed: 20200611</text:span></text:p>
      <text:p text:style-name="P5"/>
      <text:p text:style-name="P4">Recommended Reading:</text:p>
      <text:p text:style-name="Header"><text:span text:style-name="T3">1) Microsoft. (uncertain). “Microsoft Small Basic: An Introduction to Programming”. </text:span><text:a xlink:type="simple" xlink:href="https://smallbasic-publicwebsite.azurewebsites.net/tutorials" text:style-name="Internet_20_link" text:visited-style-name="Visited_20_Internet_20_Link"><text:span text:style-name="Internet_20_link"><text:span text:style-name="T3">https://smallbasic-publicwebsite.azurewebsites.net/tutorials</text:span></text:span></text:a><text:span text:style-name="T3">; last accessed: 20200611</text:span></text:p>
      <text:p text:style-name="P5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SimSun" svg:font-family="SimSun, 宋体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PMingLiU" svg:font-family="PMingLiU, 新細明體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PH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PH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loext:contextual-spacing="false" fo:line-height="115%" fo:orphans="2" fo:widows="2" style:writing-mode="lr-tb"/>
      <style:text-properties style:use-window-font-color="true" style:font-name="Calibri" fo:font-family="Calibri" style:font-family-generic="swiss" style:font-pitch="variable" fo:font-size="11pt" fo:language="en" fo:country="PH" style:font-name-asian="MS Mincho" style:font-family-asian="'MS Mincho', 'ＭＳ 明朝'" style:font-family-generic-asian="modern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847cm" fo:margin-bottom="0cm" loext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name-asian="SimSun" style:font-family-asian="SimSun, 宋体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353cm" loext:contextual-spacing="true" fo:text-indent="0cm" style:auto-text-indent="false"/>
    </style:style>
    <style:style style:name="Balloon_20_Text" style:display-name="Balloon Text" style:family="paragraph" style:parent-style-name="Standard">
      <style:paragraph-properties fo:margin-top="0cm" fo:margin-bottom="0cm" loext:contextual-spacing="false"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fo:margin-top="0cm" fo:margin-bottom="0cm" loext:contextual-spacing="false" fo:line-height="100%"/>
    </style:style>
    <style:style style:name="Footer" style:family="paragraph" style:parent-style-name="Standard" style:class="extra">
      <style:paragraph-properties fo:margin-top="0cm" fo:margin-bottom="0cm" loext:contextual-spacing="false" fo:line-height="100%"/>
    </style:style>
    <style:style style:name="TOC_20_Heading" style:display-name="TOC Heading" style:family="paragraph" style:parent-style-name="Heading_20_1" style:next-style-name="Standard" style:default-outline-level="" style:list-style-name="">
      <style:text-properties fo:language="en" fo:country="US"/>
    </style:style>
    <style:style style:name="Contents_20_1" style:display-name="Contents 1" style:family="paragraph" style:parent-style-name="Standard" style:next-style-name="Standard" style:class="index">
      <style:paragraph-properties fo:margin-top="0cm" fo:margin-bottom="0cm" loext:contextual-spacing="false" fo:line-height="100%"/>
    </style:style>
    <style:style style:name="Contents_20_2" style:display-name="Contents 2" style:family="paragraph" style:parent-style-name="Standard" style:next-style-name="Standard" style:class="index">
      <style:paragraph-properties fo:margin-left="0.635cm" fo:margin-right="5.08cm" fo:margin-top="0cm" fo:margin-bottom="0cm" loext:contextual-spacing="false" fo:line-height="100%" fo:text-indent="0cm" style:auto-text-indent="false"/>
    </style:style>
    <style:style style:name="Default" style:family="paragraph">
      <style:paragraph-properties fo:orphans="2" fo:widows="2" style:text-autospace="none"/>
      <style:text-properties fo:color="#000000" style:font-name="Arial" fo:font-family="Arial" style:font-family-generic="swiss" style:font-pitch="variable" fo:font-size="12pt" fo:language="en" fo:country="PH" style:font-name-asian="MS Mincho" style:font-family-asian="'MS Mincho', 'ＭＳ 明朝'" style:font-family-generic-asian="modern" style:font-size-asian="12pt" style:language-asian="zh" style:country-asian="CN" style:font-name-complex="Arial" style:font-family-complex="Arial" style:font-family-generic-complex="swiss" style:font-pitch-complex="variable" style:font-size-complex="12pt" style:language-complex="ar" style:country-complex="SA"/>
    </style:style>
    <style:style style:name="Frame_20_contents" style:display-name="Frame contents" style:family="paragraph" style:parent-style-name="Standard" style:class="extra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>
      <style:text-properties style:font-name="Calibri" fo:font-family="Calibri" style:font-family-generic="swiss" style:font-pitch="variable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/>
    </style:style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Calibri" fo:font-family="Calibri" style:font-family-generic="swiss" style:font-pitch="variable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/>
    </style:style>
    <style:style style:name="WW8Num4z1" style:family="text">
      <style:text-properties style:font-name="Courier New" fo:font-family="'Courier New'" style:font-family-generic="modern" fo:language="en" fo:country="US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/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0" style:family="text"/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Default_20_Paragraph_20_Font" style:display-name="Default Paragraph Font" style:family="text"/>
    <style:style style:name="Balloon_20_Text_20_Char" style:display-name="Balloon Text Ch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Heading_20_1_20_Char" style:display-name="Heading 1 Char" style:family="text">
      <style:text-properties fo:color="#365f91" style:font-name="Cambria" fo:font-family="Cambria" style:font-family-generic="roman" style:font-pitch="variable" fo:font-size="14pt" fo:font-weight="bold" style:font-name-asian="SimSun" style:font-family-asian="SimSun, 宋体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apple-style-span" style:family="text" style:parent-style-name="Default_20_Paragraph_20_Font"/>
    <style:style style:name="goog-inline-block" style:family="text" style:parent-style-name="Default_20_Paragraph_20_Font"/>
    <style:style style:name="kix-wordhtmlgenerator-word-node" style:family="text" style:parent-style-name="Default_20_Paragraph_20_Fon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bullet text:level="2" text:style-name="WW8Num3z1" style:num-suffix="." text:bullet-char="-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alibri"/>
      </text:list-level-style-bullet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-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Calibri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WW8Num4z4" style:num-suffix=".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WW8Num4z4" style:num-suffix=".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5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6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6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6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7z0" style:num-suffix="." text:bullet-char="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3" text:style-name="WW8Num7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0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7z0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7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0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7z0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7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text:style-name="WW8Num8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8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WW8Num8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WW8Num8z3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WW8Num8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WW8Num8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WW8Num8z6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WW8Num8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WW8Num8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9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9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9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9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9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9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9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9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10z0" style:num-suffix="." text:bullet-char="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3" text:style-name="WW8Num10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0z0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0z0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0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0z0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0z0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0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1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1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1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1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1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1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1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1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number text:level="1" text:style-name="WW8Num12z0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2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2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2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2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2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2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2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2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>
        <style:tab-stops>
          <style:tab-stop style:position="11.007cm"/>
        </style:tab-stops>
      </style:paragraph-properties>
    </style:style>
    <style:style style:name="MP2" style:family="paragraph" style:parent-style-name="Header">
      <style:paragraph-properties fo:margin-top="0cm" fo:margin-bottom="0.011cm" loext:contextual-spacing="false" fo:text-align="center" style:justify-single-word="false"/>
      <style:text-properties fo:font-size="8pt" style:font-size-asian="8pt" style:font-name-complex="Calibri" style:font-size-complex="8pt"/>
    </style:style>
    <style:style style:name="MP3" style:family="paragraph" style:parent-style-name="Header">
      <style:paragraph-properties fo:margin-top="0cm" fo:margin-bottom="0.011cm" loext:contextual-spacing="false" fo:text-align="center" style:justify-single-word="false"/>
    </style:style>
    <style:style style:name="MP4" style:family="paragraph" style:parent-style-name="Header">
      <style:paragraph-properties fo:margin-top="0cm" fo:margin-bottom="0.011cm" loext:contextual-spacing="false"/>
      <style:text-properties fo:font-size="8pt" style:font-size-asian="8pt" style:font-name-complex="Calibri" style:font-size-complex="8pt"/>
    </style:style>
    <style:style style:name="MP5" style:family="paragraph" style:parent-style-name="Standard">
      <style:paragraph-properties fo:margin-top="0cm" fo:margin-bottom="0.011cm" loext:contextual-spacing="false"/>
      <style:text-properties fo:font-size="8pt" style:font-size-asian="8pt" style:font-name-complex="Calibri" style:font-size-complex="8pt"/>
    </style:style>
    <style:style style:name="MP6" style:family="paragraph" style:parent-style-name="Footer">
      <style:paragraph-properties fo:text-align="end" style:justify-single-word="false"/>
    </style:style>
    <style:style style:name="MP7" style:family="paragraph" style:parent-style-name="Footer">
      <style:paragraph-properties fo:text-align="center" style:justify-single-word="false"/>
    </style:style>
    <style:style style:name="MP8" style:family="paragraph" style:parent-style-name="Footer">
      <style:text-properties fo:font-size="10pt" style:font-size-asian="10pt" style:font-size-complex="10pt"/>
    </style:style>
    <style:style style:name="MT1" style:family="text">
      <style:text-properties fo:font-size="8pt" style:font-size-asian="8pt" style:font-name-complex="Calibri" style:font-size-complex="8pt"/>
    </style:style>
    <style:style style:name="MT2" style:family="text">
      <style:text-properties fo:font-size="8pt" style:font-name-asian="Calibri" style:font-size-asian="8pt" style:font-name-complex="Calibri" style:font-size-complex="8pt"/>
    </style:style>
    <style:style style:name="MT3" style:family="text">
      <style:text-properties fo:font-size="8pt" style:font-name-asian="PMingLiU" style:font-size-asian="8pt" style:language-asian="zh" style:country-asian="TW" style:font-name-complex="Calibri" style:font-size-complex="8pt"/>
    </style:style>
    <style:style style:name="MT4" style:family="text">
      <style:text-properties fo:language="none" fo:country="none" style:font-name-asian="Calibri" style:language-asian="none" style:country-asian="none" style:font-name-complex="Calibri"/>
    </style:style>
    <style:style style:name="MT5" style:family="text">
      <style:text-properties fo:font-size="10pt" style:font-size-asian="10pt" style:font-size-complex="10pt"/>
    </style:style>
    <style:style style:name="MT6" style:family="text">
      <style:text-properties fo:font-size="10pt" officeooo:rsid="00158654" style:font-size-asian="10pt" style:font-size-complex="10pt"/>
    </style:style>
    <style:style style:name="MT7" style:family="text">
      <style:text-properties style:use-window-font-color="true" style:font-name="Calibri" fo:font-size="10pt" fo:language="en" fo:country="PH" officeooo:rsid="00158654" style:font-name-asian="MS Mincho" style:font-size-asian="10pt" style:font-name-complex="Times New Roman" style:font-size-complex="10pt" style:language-complex="ar" style:country-complex="SA"/>
    </style:style>
    <style:style style:name="Mfr1" style:family="graphic" style:parent-style-name="Graphics">
      <style:graphic-properties fo:margin-left="0.319cm" fo:margin-right="0.319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Frame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draw:fill="solid" draw:fill-color="#ffffff" fo:padding-left="0.256cm" fo:padding-right="0.256cm" fo:padding-top="0.129cm" fo:padding-bottom="0.129cm" fo:border="none"/>
    </style:style>
    <style:page-layout style:name="Mpm1">
      <style:page-layout-properties fo:page-width="21.59cm" fo:page-height="27.94cm" style:num-format="1" style:print-orientation="portrait" fo:margin-top="2.032cm" fo:margin-bottom="0.508cm" fo:margin-left="1.27cm" fo:margin-right="1.27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099cm" fo:margin-bottom="0cm" style:dynamic-spacing="true"/>
      </style:header-style>
      <style:footer-style>
        <style:header-footer-properties fo:min-height="0.762cm" fo:margin-top="0.663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Picture 1" text:anchor-type="char" svg:x="4.445cm" svg:y="-1.688cm" svg:width="7.091cm" svg:height="1.931cm" draw:z-index="1"><draw:image xlink:href="Pictures/100002010000021C000000945DA6AFA993B841CF.png" xlink:type="simple" xlink:show="embed" xlink:actuate="onLoad" loext:mime-type="image/png"/></draw:frame><draw:frame draw:style-name="Mfr2" draw:name="Frame1" text:anchor-type="char" svg:x="12.383cm" svg:y="-1.741cm" svg:width="6.853cm" svg:height="2.381cm" draw:z-index="0"><draw:text-box><text:p text:style-name="MP2">Usbong Social Systems, Inc.</text:p><text:p text:style-name="MP3"><text:span text:style-name="MT1">#2 E. Manalo (formerly, E. Rodriguez) Ave.,</text:span></text:p><text:p text:style-name="MP3"><text:span text:style-name="MT2"><text:s/></text:span><text:span text:style-name="MT1">Sto. Ni</text:span><text:span text:style-name="MT3">ño, Marikina City, 1820, Philippines</text:span></text:p><text:p text:style-name="MP2">EMAIL: support (at) usbong (dot) ph</text:p><text:p text:style-name="MP3"><text:span text:style-name="MT1">URL: </text:span><text:a xlink:type="simple" xlink:href="http://www.usbong.ph/" text:style-name="Internet_20_link" text:visited-style-name="Visited_20_Internet_20_Link"><text:span text:style-name="Internet_20_link"><text:span text:style-name="MT1">www.usbong.ph</text:span></text:span></text:a></text:p><text:p text:style-name="MP2"/><text:p text:style-name="MP4"/><text:p text:style-name="MP2"/><text:p text:style-name="MP5"/></draw:text-box></draw:frame><text:span text:style-name="MT4"><text:s/></text:span><text:tab/></text:p>
      </style:header>
      <style:footer>
        <text:p text:style-name="MP6"><text:span text:style-name="MT5">Last Updated: 20200</text:span><text:span text:style-name="MT6">7</text:span><text:span text:style-name="MT5">1</text:span><text:span text:style-name="MT7">5</text:span></text:p>
        <text:p text:style-name="MP7"><text:page-number text:select-page="current">1</text:page-number></text:p>
        <text:p text:style-name="MP8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Bedofre</meta:initial-creator>
    <meta:creation-date>2020-06-11T15:08:00</meta:creation-date>
    <dc:date>2020-09-15T11:12:55.558762207</dc:date>
    <meta:print-date>2020-09-15T11:11:48.741549261</meta:print-date>
    <meta:editing-cycles>3</meta:editing-cycles>
    <meta:generator>LibreOffice/6.4.5.2$Linux_X86_64 LibreOffice_project/40$Build-2</meta:generator>
    <meta:editing-duration>PT7M56S</meta:editing-duration>
    <meta:document-statistic meta:table-count="0" meta:image-count="1" meta:object-count="0" meta:page-count="1" meta:paragraph-count="39" meta:word-count="214" meta:character-count="1577" meta:non-whitespace-character-count="1397"/>
  </office:meta>
</office:document-meta>
</file>